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 table:number-rows-repeated="10485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00/00/00</text:date>, <text:time style:data-style-name="N2" text:time-value="19:02:34.8877209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6-12T19:04:15.449953927</dc:date>
    <meta:editing-duration>PT8H1M4S</meta:editing-duration>
    <meta:editing-cycles>116</meta:editing-cycles>
    <meta:document-statistic meta:table-count="1" meta:cell-count="228" meta:object-count="0"/>
  </office:meta>
</office:document-meta>
</file>